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10000003AA11876E9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<text:span text:style-name="T1">The preview of the invoice relating to the order after clicking on </text:span></text:p>
          <text:p text:style-name="P1"><text:span text:style-name="T1">Invoice Preview from the Manage Order box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5.236cm" svg:height="16.594cm" svg:x="1.764cm" svg:y="1.006cm">
          <draw:image xlink:href="Pictures/1000020100000510000003AA11876E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21:53.593000000</dc:date>
    <meta:editing-duration>PT31M4S</meta:editing-duration>
    <meta:editing-cycles>13</meta:editing-cycles>
    <meta:generator>LibreOffice/4.3.2.2$Windows_x86 LibreOffice_project/edfb5295ba211bd31ad47d0bad0118690f76407d</meta:generator>
    <meta:document-statistic meta:object-count="2"/>
  </office:meta>
</office:document-meta>
</file>